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7b93" officeooo:paragraph-rsid="00077b93"/>
    </style:style>
    <style:style style:name="P2" style:family="paragraph" style:parent-style-name="Standard">
      <style:text-properties officeooo:rsid="00084ecd" officeooo:paragraph-rsid="00084ecd"/>
    </style:style>
    <style:style style:name="P3" style:family="paragraph" style:parent-style-name="Standard">
      <style:text-properties officeooo:rsid="00088183" officeooo:paragraph-rsid="00088183"/>
    </style:style>
    <style:style style:name="P4" style:family="paragraph" style:parent-style-name="Standard">
      <style:text-properties officeooo:rsid="00088183" officeooo:paragraph-rsid="000e6974"/>
    </style:style>
    <style:style style:name="P5" style:family="paragraph" style:parent-style-name="Standard">
      <style:text-properties officeooo:rsid="0009e04c" officeooo:paragraph-rsid="0009e04c"/>
    </style:style>
    <style:style style:name="P6" style:family="paragraph" style:parent-style-name="Standard">
      <style:text-properties officeooo:rsid="000b55d6" officeooo:paragraph-rsid="000b55d6"/>
    </style:style>
    <style:style style:name="P7" style:family="paragraph" style:parent-style-name="Standard">
      <style:text-properties officeooo:rsid="000b55d6" officeooo:paragraph-rsid="0013bfa3"/>
    </style:style>
    <style:style style:name="P8" style:family="paragraph" style:parent-style-name="Standard">
      <style:text-properties officeooo:rsid="000c15c1" officeooo:paragraph-rsid="000c15c1"/>
    </style:style>
    <style:style style:name="P9" style:family="paragraph" style:parent-style-name="Standard">
      <style:text-properties officeooo:rsid="000d7972" officeooo:paragraph-rsid="000d7972"/>
    </style:style>
    <style:style style:name="P10" style:family="paragraph" style:parent-style-name="Standard">
      <style:text-properties officeooo:rsid="000d7972" officeooo:paragraph-rsid="000e6974"/>
    </style:style>
    <style:style style:name="P11" style:family="paragraph" style:parent-style-name="Standard">
      <style:text-properties officeooo:rsid="000d7972" officeooo:paragraph-rsid="001192a1"/>
    </style:style>
    <style:style style:name="P12" style:family="paragraph" style:parent-style-name="Standard">
      <style:text-properties officeooo:rsid="001192a1" officeooo:paragraph-rsid="001192a1"/>
    </style:style>
    <style:style style:name="P13" style:family="paragraph" style:parent-style-name="Standard">
      <style:text-properties officeooo:rsid="001192a1" officeooo:paragraph-rsid="0013bfa3"/>
    </style:style>
    <style:style style:name="P14" style:family="paragraph" style:parent-style-name="Standard">
      <style:text-properties officeooo:rsid="0011db9e" officeooo:paragraph-rsid="0011db9e"/>
    </style:style>
    <style:style style:name="P15" style:family="paragraph" style:parent-style-name="Standard">
      <style:text-properties officeooo:rsid="0011db9e" officeooo:paragraph-rsid="00146ffd"/>
    </style:style>
    <style:style style:name="P16" style:family="paragraph" style:parent-style-name="Standard" style:list-style-name="L1">
      <style:text-properties officeooo:rsid="000c15c1" officeooo:paragraph-rsid="000c15c1"/>
    </style:style>
    <style:style style:name="T1" style:family="text">
      <style:text-properties officeooo:rsid="00077b93"/>
    </style:style>
    <style:style style:name="T2" style:family="text">
      <style:text-properties officeooo:rsid="00084ecd"/>
    </style:style>
    <style:style style:name="T3" style:family="text">
      <style:text-properties officeooo:rsid="00088183"/>
    </style:style>
    <style:style style:name="T4" style:family="text">
      <style:text-properties officeooo:rsid="0009e04c"/>
    </style:style>
    <style:style style:name="T5" style:family="text">
      <style:text-properties officeooo:rsid="000b55d6"/>
    </style:style>
    <style:style style:name="T6" style:family="text">
      <style:text-properties officeooo:rsid="000c15c1"/>
    </style:style>
    <style:style style:name="T7" style:family="text">
      <style:text-properties officeooo:rsid="000d7972"/>
    </style:style>
    <style:style style:name="T8" style:family="text">
      <style:text-properties officeooo:rsid="000e6974"/>
    </style:style>
    <style:style style:name="T9" style:family="text">
      <style:text-properties officeooo:rsid="001087f8"/>
    </style:style>
    <style:style style:name="T10" style:family="text">
      <style:text-properties officeooo:rsid="001192a1"/>
    </style:style>
    <style:style style:name="T11" style:family="text">
      <style:text-properties officeooo:rsid="0013bfa3"/>
    </style:style>
    <style:style style:name="T12" style:family="text">
      <style:text-properties officeooo:rsid="00146ffd"/>
    </style:style>
    <style:style style:name="T13" style:family="text">
      <style:text-properties officeooo:rsid="0017ee04"/>
    </style:style>
    <style:style style:name="T14" style:family="text">
      <style:text-properties officeooo:rsid="0018ada1"/>
    </style:style>
    <style:style style:name="T15" style:family="text">
      <style:text-properties officeooo:rsid="0019ff08"/>
    </style:style>
    <style:style style:name="T16" style:family="text">
      <style:text-properties officeooo:rsid="001ba6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(p.1)</text:p>
      <text:p text:style-name="Standard">Bienvenidos a la presentación del proyecto Vigilante de nuestro grupo. <text:span text:style-name="T1">Diego Mora, Daniel Rojas y yo, Miguel Boza, hicimos un prototipo de sistema de vigilancia remota con procesamiento de imágenes y estoy aquí para demostrar cómo funciona.</text:span></text:p>
      <text:p text:style-name="Standard"/>
      <text:p text:style-name="P9">(v.0:00)</text:p>
      <text:p text:style-name="P1"><text:span text:style-name="T3">En frente</text:span> tenemos 3 ventanas para ilustrar todo:</text:p>
      <text:p text:style-name="P1">Arriba a la izquierda, hay una terminal en el directorio raíz del proyecto.</text:p>
      <text:p text:style-name="P1">Abajo a la izquierda, hay un explorador de archivos en un directorio de especial interés. Está para ver los archivos gráficamente.</text:p>
      <text:p text:style-name="P1">A la derecha tenemos una terminal <text:span text:style-name="T2">en la imagen de Yocto Project emulada en QEMU.</text:span></text:p>
      <text:p text:style-name="P10">(v.0:0<text:span text:style-name="T8">6</text:span>)</text:p>
      <text:p text:style-name="P1"/>
      <text:p text:style-name="P12">(p.2)</text:p>
      <text:p text:style-name="P2">La idea <text:span text:style-name="T13">con este proyecto</text:span> es que la computadora represente una cámara que toma fotos periódicas y las pasa a un sistema embebido. La emulación representa este embebido que analiza las fotos y nos avisa si hay un intruso.</text:p>
      <text:p text:style-name="P2"/>
      <text:p text:style-name="P10">(v.0:0<text:span text:style-name="T8">7</text:span>)</text:p>
      <text:p text:style-name="P4"><text:span text:style-name="T13">Entonces em</text:span>pezamos por abrir el directorio Remoto a la derecha y probar que está vacío.<text:span text:style-name="T7"> </text:span>Después ponemos a correr la cámara. El vigilante-general toma una secuencia de <text:span text:style-name="T4">imágenes</text:span> y las muestra como video solo para ver cómo todo sucede. Daniel está aquí con la demostración. <text:span text:style-name="T7">(v.0:21) </text:span>Saluda, Daniel. Gracias. <text:span text:style-name="T13">A</text:span>l final pueden ver que él le puso la mano al lente. Esto será importante después.</text:p>
      <text:p text:style-name="P2"/>
      <text:p text:style-name="P10">(v.0:30) </text:p>
      <text:p text:style-name="P3"><text:span text:style-name="T14">Ahora p</text:span>odemos ver que el explorador de archivos se llenó con muchas fotos .jpg. En la terminal de la izquierda <text:span text:style-name="T9">se</text:span> pueden ver los nombres y deducir <text:span text:style-name="T4">cuántas hay</text:span>. Lo que está pasando es que <text:span text:style-name="T4">copiamos todas las fotos a la imagen de Yocto en el directorio Remoto y aquí tenemos las 48.</text:span></text:p>
      <text:p text:style-name="P3"/>
      <text:p text:style-name="P11">(v.0:40) </text:p>
      <text:p text:style-name="P5">Lo siguiente es analizar las fotos. Los resultados aparecerán a la derecha en Avistamientos pero por ahora la carpeta está vacía, <text:span text:style-name="T16">como pueden ver</text:span>. Para e<text:span text:style-name="T5">l análisis</text:span> usamos una red neuronal de OpenCV entrenada para reconocer caras. Si recuerdan, Daniel cubrió el lente de la cámara <text:span text:style-name="T10">por</text:span> un tiempo. El sistema debería reconocer caras sospechosas pero no manos sospechosas. Por lo tanto solo algunos de los cuadros generarán una alerta.</text:p>
      <text:p text:style-name="P5"/>
      <text:p text:style-name="P11">(v.0:54) </text:p>
      <text:p text:style-name="P7">Después de un rato, volvemos a revisar Avistamientos y vemos las imágenes que dan alertas. Convenientemente, todas tienen una fecha y hora como nombre. </text:p>
      <text:p text:style-name="P7"/>
      <text:p text:style-name="P13">(p.<text:span text:style-name="T11">3</text:span>)</text:p>
      <text:p text:style-name="P7">Aunque si comparamos con el reloj del sistema, parece que están varias horas adelante. <text:span text:style-name="T15">Esto es porque no le dimos la hora a QEMU porque se pasa encendiendo y apagando. En un sistema que trabaja de manera continua, sería fácil corregir esto solo la primera vez.</text:span></text:p>
      <text:p text:style-name="P6"/>
      <text:p text:style-name="P11">(v.1:08) </text:p>
      <text:p text:style-name="P6">Finalmente, corremos un programa que despliega las fotos de avistamientos. Y a la derecha tenemos un registro escrito con las fechas y horas. <text:span text:style-name="T10">Podemos ver como Daniel saluda, baja la mano y acerca la mano para cubrir el lente. Después, se acaban las imágenes. Solo vimos los cuadros en los que se distingue una cara.</text:span></text:p>
      <text:p text:style-name="P6"/>
      <text:p text:style-name="P6"><text:soft-page-break/>Y este es el sistema. Tomamos un tren de fotos, lo pasamos a un “embebido” por ssh, <text:span text:style-name="T6">analizamos las imágenes y damos alertas.</text:span></text:p>
      <text:p text:style-name="P6"/>
      <text:p text:style-name="P14">(p.<text:span text:style-name="T11">4</text:span>)</text:p>
      <text:p text:style-name="P8">Limitaciones:</text:p>
      <text:list xml:id="list2209985926" text:style-name="L1">
        <text:list-item>
          <text:p text:style-name="P16">Por la Pandemia de COVID19 tuvimos que emular <text:span text:style-name="T16">el proyecto</text:span> en lugar de implementarlo en una tarjeta de verdad.</text:p>
        </text:list-item>
        <text:list-item>
          <text:p text:style-name="P16">La emulación en QEMU corre muy lento y toma varios minutos analizar 2 segundos de video.</text:p>
        </text:list-item>
        <text:list-item>
          <text:p text:style-name="P16">La hora de los avistamientos no está bien sincronizada.</text:p>
        </text:list-item>
      </text:list>
      <text:p text:style-name="P8"/>
      <text:p text:style-name="P15">(p.<text:span text:style-name="T12">5</text:span>)</text:p>
      <text:p text:style-name="P8">Este es nuestro video. Espero que haya sido claro e ilustrativo. Si tienen preguntas, pueden escribirnos a estas direcciones de correo. <text:span text:style-name="T16">Y g</text:span>racias por ver nuestro trabaj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06:13:37.378836640</meta:creation-date>
    <dc:date>2020-06-27T23:04:03.623462613</dc:date>
    <meta:editing-duration>PT38M5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556" meta:character-count="3264" meta:non-whitespace-character-count="2736"/>
  </office:meta>
</office:document-meta>
</file>